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4"/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 style:list-style-name="L4">
      <style:paragraph-properties style:writing-mode="lr-tb"/>
    </style:style>
    <style:style style:name="P4" style:family="paragraph" style:parent-style-name="Preformatted_20_Text" style:list-style-name="L5">
      <style:paragraph-properties style:writing-mode="lr-tb"/>
    </style:style>
    <style:style style:name="P5" style:family="paragraph" style:parent-style-name="Preformatted_20_Text" style:list-style-name="L4">
      <style:paragraph-properties fo:margin-top="0cm" fo:margin-bottom="0.499cm" loext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Text_20_body" style:list-style-name="L4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ation</text:h>
      <text:h text:style-name="Heading_20_3" text:outline-level="3">1. Chosen Model and Rationale</text:h>
      <text:p text:style-name="Text_20_body"/>
      <text:p text:style-name="Text_20_body"><text:span text:style-name="Strong_20_Emphasis">Chosen Model</text:span>: Support Vector Machine (SVM)</text:p>
      <text:p text:style-name="Text_20_body"><text:span text:style-name="Strong_20_Emphasis">Rationale</text:span>:</text:p>
      <text:list xml:id="list1186681883" text:style-name="L1">
        <text:list-item>
          <text:p text:style-name="P12"><text:span text:style-name="Strong_20_Emphasis">Robust to High-Dimensional Data</text:span>: SVMs are effective in high-dimensional spaces, making them suitable for text classification tasks where feature vectors can be large.</text:p>
        </text:list-item>
        <text:list-item>
          <text:p text:style-name="P12"><text:span text:style-name="Strong_20_Emphasis">Clear Margin of Separation</text:span>: SVMs aim to find the optimal hyperplane that maximizes the margin between classes, which is useful for classification problems with a clear separation.</text:p>
        </text:list-item>
        <text:list-item>
          <text:p text:style-name="P6"><text:span text:style-name="Strong_20_Emphasis">Effective for Small to Medium-Sized Datasets</text:span>: SVMs can handle smaller datasets well, which is beneficial if the resume dataset is not extremely large.</text:p>
          <text:p text:style-name="P6"/>
        </text:list-item>
      </text:list>
      <text:h text:style-name="Heading_20_3" text:outline-level="3">2. Preprocessing and Feature Extraction Methods</text:h>
      <text:p text:style-name="Text_20_body"/>
      <text:p text:style-name="Text_20_body"><text:span text:style-name="Strong_20_Emphasis">Preprocessing</text:span>:</text:p>
      <text:list xml:id="list3855659118" text:style-name="L2">
        <text:list-item>
          <text:p text:style-name="P13"><text:span text:style-name="Strong_20_Emphasis">Data Loading</text:span>: Load resume filenames and their associated categories from a CSV file.</text:p>
        </text:list-item>
        <text:list-item>
          <text:p text:style-name="P7"><text:span text:style-name="Strong_20_Emphasis">Text Cleaning</text:span>: The preprocessing script handles text cleaning operations such as removing special characters, converting text to lowercase, and removing stop words.</text:p>
        </text:list-item>
      </text:list>
      <text:p text:style-name="Text_20_body"><text:span text:style-name="Strong_20_Emphasis">Feature Extraction</text:span>:</text:p>
      <text:list xml:id="list700599884" text:style-name="L3">
        <text:list-item>
          <text:p text:style-name="P14"><text:span text:style-name="Strong_20_Emphasis">TF-IDF Vectorization</text:span>:</text:p>
          <text:list>
            <text:list-item>
              <text:p text:style-name="P14"><text:span text:style-name="Strong_20_Emphasis">Term Frequency-Inverse Document Frequency (TF-IDF)</text:span> is used to convert text data into numerical features.</text:p>
            </text:list-item>
            <text:list-item>
              <text:p text:style-name="P8">The <text:span text:style-name="Source_20_Text">TfidfVectorizer</text:span> from <text:span text:style-name="Source_20_Text">sklearn.feature_extraction.text</text:span> is employed to transform the text data into TF-IDF feature vectors.</text:p>
            </text:list-item>
            <text:list-item>
              <text:p text:style-name="P8"/>
            </text:list-item>
          </text:list>
        </text:list-item>
      </text:list>
      <text:h text:style-name="Heading_20_3" text:outline-level="3">3. Instructions on Running the Script and Expected Outputs</text:h>
      <text:p text:style-name="Text_20_body"/>
      <text:p text:style-name="Text_20_body"><text:span text:style-name="Strong_20_Emphasis">Instructions</text:span>:</text:p>
      <text:list xml:id="list1071817706" text:style-name="L4">
        <text:list-item>
          <text:p text:style-name="P9"><text:span text:style-name="Strong_20_Emphasis">Set Up Environment</text:span>:</text:p>
          <text:list>
            <text:list-item>
              <text:p text:style-name="P9">Ensure you have Python and the necessary libraries installed. You can create a virtual environment and install dependencies using:</text:p>
              <text:p text:style-name="P1">bash</text:p>
              <text:p text:style-name="P1">Copy code</text:p>
              <text:p text:style-name="P3"><text:span text:style-name="Source_20_Text">python -m venv .venv</text:span></text:p>
              <text:p text:style-name="P3"><text:span text:style-name="Source_20_Text">source .venv/bin/activate</text:span></text:p>
              <text:p text:style-name="P5"><text:span text:style-name="Source_20_Text">pip install -r requirements.txt</text:span></text:p>
            </text:list-item>
          </text:list>
        </text:list-item>
        <text:list-item>
          <text:p text:style-name="P9"><text:soft-page-break/><text:span text:style-name="Strong_20_Emphasis">Prepare Data</text:span>:</text:p>
          <text:list>
            <text:list-item>
              <text:p text:style-name="P15">Place your CSV file containing the resumes and their categories in the appropriate directory. Ensure the CSV has columns <text:span text:style-name="Source_20_Text">filename</text:span> and <text:span text:style-name="Source_20_Text">category</text:span>.</text:p>
            </text:list-item>
          </text:list>
        </text:list-item>
        <text:list-item>
          <text:p text:style-name="P9"><text:span text:style-name="Strong_20_Emphasis">Run Evaluation Script</text:span>:</text:p>
          <text:list>
            <text:list-item>
              <text:p text:style-name="P9">Execute the evaluation script using the following command:</text:p>
              <text:p text:style-name="P1">bash</text:p>
              <text:p text:style-name="P1">Copy code</text:p>
              <text:p text:style-name="P5"><text:span text:style-name="Source_20_Text">python evaluate_model.py</text:span></text:p>
            </text:list-item>
          </text:list>
        </text:list-item>
      </text:list>
      <text:p text:style-name="Text_20_body"><text:span text:style-name="Strong_20_Emphasis">Expected Outputs</text:span>:</text:p>
      <text:list xml:id="list3898808009" text:style-name="L5">
        <text:list-item>
          <text:p text:style-name="P10"><text:span text:style-name="Strong_20_Emphasis">Classification Report</text:span>:</text:p>
          <text:list>
            <text:list-item>
              <text:p text:style-name="P10">The script will output a detailed classification report showing precision, recall, and F1-score for each class, as well as macro and weighted averages.</text:p>
            </text:list-item>
          </text:list>
          <text:p text:style-name="P10">Example:</text:p>
        </text:list-item>
      </text:list>
      <text:p text:style-name="Preformatted_20_Text"/>
      <text:p text:style-name="P2"><text:span text:style-name="Source_20_Text">Test Classification Report:</text:span></text:p>
      <text:p text:style-name="P2"><text:span text:style-name="Source_20_Text"><text:s text:c="24"/>precision <text:s text:c="3"/>recall <text:s/>f1-score <text:s text:c="2"/>support</text:span></text:p>
      <text:p text:style-name="P2"><text:span text:style-name="Source_20_Text"/></text:p>
      <text:p text:style-name="P2"><text:span text:style-name="Source_20_Text"><text:s text:c="12"/>ACCOUNTANT <text:s text:c="6"/>0.00 <text:s text:c="5"/>0.00 <text:s text:c="5"/>0.00 <text:s text:c="6"/>137</text:span></text:p>
      <text:p text:style-name="P2"><text:span text:style-name="Source_20_Text"><text:s text:c="14"/>ADVOCATE <text:s text:c="6"/>0.00 <text:s text:c="5"/>0.00 <text:s text:c="5"/>0.00 <text:s text:c="6"/>181</text:span></text:p>
      <text:p text:style-name="P2"><text:span text:style-name="Source_20_Text"><text:s text:c="11"/>AGRICULTURE <text:s text:c="6"/>0.00 <text:s text:c="5"/>0.00 <text:s text:c="5"/>0.00 <text:s text:c="7"/>41</text:span></text:p>
      <text:p text:style-name="P2"><text:span text:style-name="Source_20_Text"><text:s text:c="15"/>APPAREL <text:s text:c="6"/>0.00 <text:s text:c="5"/>0.00 <text:s text:c="5"/>0.00 <text:s text:c="7"/>69</text:span></text:p>
      <text:p text:style-name="P2"><text:span text:style-name="Source_20_Text"><text:s text:c="18"/>ARTS <text:s text:c="6"/>0.00 <text:s text:c="5"/>0.00 <text:s text:c="5"/>0.00 <text:s text:c="7"/>91</text:span></text:p>
      <text:p text:style-name="P2"><text:span text:style-name="Source_20_Text"><text:s text:c="12"/>AUTOMOBILE <text:s text:c="6"/>0.00 <text:s text:c="5"/>0.00 <text:s text:c="5"/>0.00 <text:s text:c="7"/>21</text:span></text:p>
      <text:p text:style-name="P2"><text:span text:style-name="Source_20_Text"><text:s text:c="14"/>AVIATION <text:s text:c="6"/>0.00 <text:s text:c="5"/>0.00 <text:s text:c="5"/>0.00 <text:s text:c="6"/>122</text:span></text:p>
      <text:p text:style-name="P2"><text:span text:style-name="Source_20_Text"><text:s text:c="15"/>BANKING <text:s text:c="6"/>0.00 <text:s text:c="5"/>0.00 <text:s text:c="5"/>0.00 <text:s text:c="6"/>114</text:span></text:p>
      <text:p text:style-name="P2"><text:span text:style-name="Source_20_Text"><text:s text:c="19"/>BPO <text:s text:c="6"/>0.00 <text:s text:c="5"/>0.00 <text:s text:c="5"/>0.00 <text:s text:c="7"/>14</text:span></text:p>
      <text:p text:style-name="P2"><text:span text:style-name="Source_20_Text"><text:s text:c="2"/>BUSINESS-DEVELOPMENT <text:s text:c="6"/>0.00 <text:s text:c="5"/>0.00 <text:s text:c="5"/>0.00 <text:s text:c="6"/>178</text:span></text:p>
      <text:p text:style-name="P2"><text:span text:style-name="Source_20_Text"><text:s text:c="18"/>CHEF <text:s text:c="6"/>0.00 <text:s text:c="5"/>0.00 <text:s text:c="5"/>0.00 <text:s text:c="6"/>116</text:span></text:p>
      <text:p text:style-name="P2"><text:span text:style-name="Source_20_Text"><text:s text:c="10"/>CONSTRUCTION <text:s text:c="6"/>0.00 <text:s text:c="5"/>0.00 <text:s text:c="5"/>0.00 <text:s text:c="6"/>114</text:span></text:p>
      <text:p text:style-name="P2"><text:span text:style-name="Source_20_Text"><text:s text:c="12"/>CONSULTANT <text:s text:c="6"/>0.04 <text:s text:c="5"/>1.00 <text:s text:c="5"/>0.08 <text:s text:c="6"/>108</text:span></text:p>
      <text:p text:style-name="P2"><text:span text:style-name="Source_20_Text"><text:s text:c="14"/>DESIGNER <text:s text:c="6"/>0.00 <text:s text:c="5"/>0.00 <text:s text:c="5"/>0.00 <text:s text:c="6"/>114</text:span></text:p>
      <text:p text:style-name="P2"><text:span text:style-name="Source_20_Text"><text:s text:c="9"/>DIGITAL-MEDIA <text:s text:c="6"/>0.00 <text:s text:c="5"/>0.00 <text:s text:c="5"/>0.00 <text:s text:c="7"/>94</text:span></text:p>
      <text:p text:style-name="P2"><text:span text:style-name="Source_20_Text"><text:s text:c="11"/>ENGINEERING <text:s text:c="6"/>0.00 <text:s text:c="5"/>0.00 <text:s text:c="5"/>0.00 <text:s text:c="6"/>135</text:span></text:p>
      <text:p text:style-name="P2"><text:span text:style-name="Source_20_Text"><text:s text:c="15"/>FINANCE <text:s text:c="6"/>0.00 <text:s text:c="5"/>0.00 <text:s text:c="5"/>0.00 <text:s text:c="6"/>121</text:span></text:p>
      <text:p text:style-name="P2"><text:span text:style-name="Source_20_Text"><text:s text:c="15"/>FITNESS <text:s text:c="6"/>0.00 <text:s text:c="5"/>0.00 <text:s text:c="5"/>0.00 <text:s text:c="6"/>101</text:span></text:p>
      <text:p text:style-name="P2"><text:span text:style-name="Source_20_Text"><text:s text:c="12"/>HEALTHCARE <text:s text:c="6"/>0.00 <text:s text:c="5"/>0.00 <text:s text:c="5"/>0.00 <text:s text:c="6"/>145</text:span></text:p>
      <text:p text:style-name="P2"><text:span text:style-name="Source_20_Text"><text:s text:c="20"/>HR <text:s text:c="6"/>0.00 <text:s text:c="5"/>0.00 <text:s text:c="5"/>0.00 <text:s text:c="6"/>129</text:span></text:p>
      <text:p text:style-name="P2"><text:span text:style-name="Source_20_Text">INFORMATION-TECHNOLOGY <text:s text:c="6"/>0.00 <text:s text:c="5"/>0.00 <text:s text:c="5"/>0.00 <text:s text:c="6"/>159</text:span></text:p>
      <text:p text:style-name="P2"><text:span text:style-name="Source_20_Text"><text:s text:c="6"/>PUBLIC-RELATIONS <text:s text:c="6"/>0.00 <text:s text:c="5"/>0.00 <text:s text:c="5"/>0.00 <text:s text:c="6"/>118</text:span></text:p>
      <text:p text:style-name="P2"><text:span text:style-name="Source_20_Text"><text:s text:c="17"/>SALES <text:s text:c="6"/>0.00 <text:s text:c="5"/>0.00 <text:s text:c="5"/>0.00 <text:s text:c="6"/>172</text:span></text:p>
      <text:p text:style-name="P2"><text:span text:style-name="Source_20_Text"><text:s text:c="15"/>TEACHER <text:s text:c="6"/>0.00 <text:s text:c="5"/>0.00 <text:s text:c="5"/>0.00 <text:s text:c="6"/>116</text:span></text:p>
      <text:p text:style-name="P2"><text:span text:style-name="Source_20_Text"/></text:p>
      <text:p text:style-name="P2"><text:span text:style-name="Source_20_Text"><text:s text:c="14"/>accuracy <text:s text:c="26"/>0.04 <text:s text:c="5"/>2710</text:span></text:p>
      <text:p text:style-name="P2"><text:span text:style-name="Source_20_Text"><text:s text:c="13"/>macro avg <text:s text:c="6"/>0.00 <text:s text:c="5"/>0.04 <text:s text:c="5"/>0.00 <text:s text:c="5"/>2710</text:span></text:p>
      <text:p text:style-name="P2"><text:span text:style-name="Source_20_Text"><text:s text:c="10"/>weighted avg <text:s text:c="6"/>0.00 <text:s text:c="5"/>0.04 <text:s text:c="5"/>0.00 <text:s text:c="5"/>2710</text:span></text:p>
      <text:p text:style-name="P2"><text:span text:style-name="Source_20_Text"/></text:p>
      <text:p text:style-name="P2"><text:span text:style-name="Source_20_Text">Accuracy: 0.0399</text:span></text:p>
      <text:list xml:id="list210836477326860" text:continue-numbering="true" text:style-name="L5">
        <text:list-header>
          <text:p text:style-name="P4"><text:span text:style-name="Source_20_Text"/></text:p>
          <text:p text:style-name="P10"><text:span text:style-name="Strong_20_Emphasis">Confusion Matrix</text:span>:</text:p>
          <text:list>
            <text:list-item>
              <text:p text:style-name="P10">The script will save a confusion matrix image (<text:span text:style-name="Source_20_Text">confusion_matrix.png</text:span>) that provides a visual representation of the classification performance, showing how many samples of each class were correctly or incorrectly classified.</text:p>
            </text:list-item>
          </text:list>
        </text:list-header>
      </text:list>
      <text:p text:style-name="Text_20_body"><text:soft-page-break/><text:span text:style-name="Strong_20_Emphasis">Notes</text:span>:</text:p>
      <text:list xml:id="list2972851831" text:style-name="L6">
        <text:list-item>
          <text:p text:style-name="P16">Ensure the <text:span text:style-name="Source_20_Text">resume_classifier_model.pkl</text:span>, <text:span text:style-name="Source_20_Text">tfidf_vectorizer.pkl</text:span>, and <text:span text:style-name="Source_20_Text">label_encoder.pkl</text:span> files are present in the working directory.</text:p>
        </text:list-item>
        <text:list-item>
          <text:p text:style-name="P11">Adjust paths in the script if your directory structure differ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21:06:08.655795873</meta:creation-date>
    <dc:date>2024-09-09T21:08:36.336605488</dc:date>
    <meta:editing-duration>PT2M27S</meta:editing-duration>
    <meta:editing-cycles>1</meta:editing-cycles>
    <meta:document-statistic meta:table-count="0" meta:image-count="0" meta:object-count="0" meta:page-count="3" meta:paragraph-count="72" meta:word-count="503" meta:character-count="4224" meta:non-whitespace-character-count="2840"/>
    <meta:generator>LibreOffice/6.4.7.2$Linux_X86_64 LibreOffice_project/40$Build-2</meta:generator>
  </office:meta>
</office:document-meta>
</file>